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47e0a" officeooo:paragraph-rsid="00147e0a"/>
    </style:style>
    <style:style style:name="P2" style:family="paragraph" style:parent-style-name="Standard">
      <style:text-properties officeooo:rsid="00164d2d" officeooo:paragraph-rsid="00164d2d"/>
    </style:style>
    <style:style style:name="P3" style:family="paragraph" style:parent-style-name="Standard">
      <style:paragraph-properties fo:text-align="center" style:justify-single-word="false"/>
      <style:text-properties fo:font-size="18pt" officeooo:rsid="00164d2d" officeooo:paragraph-rsid="00164d2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64d2d" officeooo:paragraph-rsid="00164d2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8c3c2" officeooo:paragraph-rsid="0018c3c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8feed" officeooo:paragraph-rsid="0018fee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c1a43" officeooo:paragraph-rsid="001c1a43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officeooo:rsid="00164d2d" officeooo:paragraph-rsid="00164d2d" fo:background-color="#fff200"/>
    </style:style>
    <style:style style:name="P10" style:family="paragraph" style:parent-style-name="Standard" style:list-style-name="L1">
      <style:text-properties officeooo:rsid="00164d2d" officeooo:paragraph-rsid="00164d2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officeooo:rsid="00164d2d" officeooo:paragraph-rsid="00164d2d" style:font-name-asian="SimSun" style:font-size-asian="10.5pt" style:font-name-complex="Arial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164d2d" officeooo:paragraph-rsid="00164d2d" style:font-name-asian="SimSun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72b5b" officeooo:paragraph-rsid="00172b5b" style:font-name-asian="SimSun" style:font-size-asian="12pt" style:font-weight-asian="normal" style:font-name-complex="Ari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172b5b" officeooo:paragraph-rsid="00172b5b" style:font-name-asian="SimSun" style:font-size-asian="12pt" style:font-weight-asian="normal" style:font-name-complex="Ari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18c3c2" officeooo:paragraph-rsid="0018c3c2" style:font-name-asian="SimSun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c3c2" officeooo:paragraph-rsid="0018c3c2" style:font-name-asian="SimSun" style:font-size-asian="12pt" style:font-weight-asian="normal" style:font-name-complex="Ari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1aad78" officeooo:paragraph-rsid="001aad78" style:font-name-asian="SimSun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ad78" officeooo:paragraph-rsid="001aad78" style:font-name-asian="SimSun" style:font-size-asian="12pt" style:font-weight-asian="normal" style:font-name-complex="Ari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bold" officeooo:rsid="00164d2d" officeooo:paragraph-rsid="00164d2d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weight="bold" officeooo:rsid="00172b5b" officeooo:paragraph-rsid="00172b5b" style:font-size-asian="12pt" style:font-weight-asian="bold" style:font-size-complex="12pt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fo:font-weight="bold" officeooo:rsid="0018c3c2" officeooo:paragraph-rsid="0018c3c2" style:font-size-asian="12pt" style:font-weight-asian="bold" style:font-size-complex="12pt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12pt" fo:font-weight="bold" officeooo:rsid="001c1a43" officeooo:paragraph-rsid="001c1a4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1c1a43" officeooo:paragraph-rsid="001c1a4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c67f" officeooo:paragraph-rsid="001cc67f" style:font-size-asian="12pt" style:font-weight-asian="bold" style:font-size-complex="12pt" style:font-weight-complex="bold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fo:font-weight="bold" officeooo:rsid="001cc67f" officeooo:paragraph-rsid="001cc67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26949" officeooo:paragraph-rsid="00226949" style:font-size-asian="12pt" style:font-weight-asian="bold" style:font-size-complex="12pt" style:font-weight-complex="bold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2pt" fo:font-weight="bold" officeooo:rsid="00226949" officeooo:paragraph-rsid="00226949" style:font-size-asian="12pt" style:font-weight-asian="bold" style:font-size-complex="12pt" style:font-weight-complex="bold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fo:font-weight="bold" officeooo:rsid="0022c93d" officeooo:paragraph-rsid="0022c93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2c93d" officeooo:paragraph-rsid="0022c93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24aead" officeooo:paragraph-rsid="0024aea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67033" officeooo:paragraph-rsid="00267033" style:font-size-asian="12pt" style:font-weight-asian="bold" style:font-size-complex="12pt" style:font-weight-complex="bold"/>
    </style:style>
    <style:style style:name="P33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b7436" officeooo:paragraph-rsid="002b7436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bold" officeooo:rsid="00267033" officeooo:paragraph-rsid="00267033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bold" officeooo:rsid="00272ac6" officeooo:paragraph-rsid="00272ac6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2pt" fo:font-weight="bold" officeooo:rsid="00267033" officeooo:paragraph-rsid="0026703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weight="bold" officeooo:rsid="00272ac6" officeooo:paragraph-rsid="00272ac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fo:font-weight="bold" officeooo:rsid="0027ea2c" officeooo:paragraph-rsid="0027ea2c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ea91e" officeooo:paragraph-rsid="001ea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efc39" officeooo:paragraph-rsid="001ef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66b3" style:text-outline="false" style:text-line-through-style="none" style:text-line-through-type="none" style:font-name="Courier New" fo:font-size="12pt" fo:font-style="normal" fo:text-shadow="none" style:text-underline-style="none" fo:font-weight="normal" officeooo:rsid="001ea91e" officeooo:paragraph-rsid="001ea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a91e" officeooo:paragraph-rsid="001ea9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SimSun" style:font-name-complex="Arial"/>
    </style:style>
    <style:style style:name="T3" style:family="text">
      <style:text-properties style:font-name="Liberation Serif" fo:font-size="12pt" style:font-name-asian="SimSun" style:font-size-asian="10.5pt" style:font-name-complex="Arial" style:font-size-complex="12pt"/>
    </style:style>
    <style:style style:name="T4" style:family="text">
      <style:text-properties style:font-name="Liberation Serif" fo:font-size="12pt" fo:font-weight="normal" style:font-name-asian="SimSun" style:font-size-asian="10.5pt" style:font-weight-asian="normal" style:font-name-complex="Arial" style:font-size-complex="12pt" style:font-weight-complex="normal"/>
    </style:style>
    <style:style style:name="T5" style:family="text">
      <style:text-properties style:font-name="Liberation Serif" fo:font-size="12pt" fo:font-weight="normal" style:font-name-asian="SimSun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Liberation Serif" fo:font-weight="normal" style:font-name-asian="SimSun" style:font-weight-asian="normal" style:font-name-complex="Arial" style:font-weight-complex="normal"/>
    </style:style>
    <style:style style:name="T7" style:family="text">
      <style:text-properties style:font-name="Liberation Serif" fo:font-weight="normal" officeooo:rsid="00172b5b" style:font-name-asian="SimSun" style:font-weight-asian="normal" style:font-name-complex="Ari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SimSun" style:font-weight-asian="normal" style:font-name-complex="Arial" style:font-weight-complex="normal"/>
    </style:style>
    <style:style style:name="T10" style:family="text">
      <style:text-properties fo:font-weight="normal" officeooo:rsid="0027ea2c" style:font-name-asian="SimSun" style:font-weight-asian="normal" style:font-name-complex="Arial" style:font-weight-complex="normal"/>
    </style:style>
    <style:style style:name="T11" style:family="text">
      <style:text-properties fo:font-weight="normal" officeooo:rsid="00272ac6" style:font-name-asian="SimSun" style:font-weight-asian="normal" style:font-name-complex="Ari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efc39"/>
    </style:style>
    <style:style style:name="T14" style:family="text">
      <style:text-properties fo:color="#ed1c24" style:font-name="Liberation Serif" style:font-name-asian="SimSun" style:font-name-complex="Arial"/>
    </style:style>
    <style:style style:name="T15" style:family="text">
      <style:text-properties fo:color="#ed1c24" style:font-name-asian="SimSun" style:font-name-complex="Arial"/>
    </style:style>
    <style:style style:name="T16" style:family="text">
      <style:text-properties fo:color="#ed1c24" fo:font-style="normal" style:font-name-asian="SimSun" style:font-style-asian="normal" style:font-name-complex="Arial" style:font-style-complex="normal"/>
    </style:style>
    <style:style style:name="T17" style:family="text">
      <style:text-properties style:font-name-asian="SimSun" style:font-name-complex="Arial"/>
    </style:style>
    <style:style style:name="T18" style:family="text">
      <style:text-properties fo:font-style="italic" fo:font-weight="normal" style:font-name-asian="SimSun" style:font-style-asian="italic" style:font-weight-asian="normal" style:font-name-complex="Arial" style:font-style-complex="italic" style:font-weight-complex="normal"/>
    </style:style>
    <style:style style:name="T19" style:family="text">
      <style:text-properties fo:font-style="normal" fo:font-weight="normal" style:font-name-asian="SimSun" style:font-style-asian="normal" style:font-weight-asian="normal" style:font-name-complex="Arial" style:font-style-complex="normal" style:font-weight-complex="normal"/>
    </style:style>
    <style:style style:name="T20" style:family="text">
      <style:text-properties fo:font-style="normal" style:font-name-asian="SimSun" style:font-style-asian="normal" style:font-name-complex="Ari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rvas de lucro:</text:p>
      <text:list xml:id="list1792562091" text:style-name="L1">
        <text:list-item>
          <text:p text:style-name="P9">Reserva legal (RL);</text:p>
        </text:list-item>
        <text:list-item>
          <text:p text:style-name="P9">Reservas estatutárias (RE);</text:p>
        </text:list-item>
        <text:list-item>
          <text:p text:style-name="P10">Reserva de incentivos fiscais (RIF);</text:p>
        </text:list-item>
        <text:list-item>
          <text:p text:style-name="P10">Reserva para contingências (RCont);</text:p>
        </text:list-item>
        <text:list-item>
          <text:p text:style-name="P9">Reserva de retenção de lucros (RRL) (de lucros para expansão/orçamentária/de investimentos);</text:p>
        </text:list-item>
        <text:list-item>
          <text:p text:style-name="P10">Reserva de lucros a realizar (RLAR);</text:p>
        </text:list-item>
        <text:list-item>
          <text:p text:style-name="P9">Reserva especial de dividendo obrigatório não distribuído (REDOND);</text:p>
        </text:list-item>
        <text:list-item>
          <text:p text:style-name="P10">Reserva específica de prêmio de debêntures (REPD).</text:p>
        </text:list-item>
      </text:list>
      <text:p text:style-name="P2"/>
      <text:p text:style-name="P3">RL+RE+RRL+REDOND <text:span text:style-name="T1">≤</text:span><text:span text:style-name="T2"> CS</text:span></text:p>
      <text:p text:style-name="P11"/>
      <text:p text:style-name="P4"><text:span text:style-name="T3">RL</text:span><text:span text:style-name="T4">: antes de </text:span><text:span text:style-name="T5">quaquer destinação:</text:span></text:p>
      <text:list xml:id="list3484452497" text:style-name="L2">
        <text:list-item>
          <text:p text:style-name="P19"><text:span text:style-name="T6">5%</text:span><text:span text:style-name="T2"> </text:span><text:span text:style-name="T6">do LLE;</text:span></text:p>
        </text:list-item>
        <text:list-item>
          <text:p text:style-name="P12">limite = 20% do CS;</text:p>
        </text:list-item>
        <text:list-item>
          <text:p text:style-name="P12">limite facultativo = RL+RC &gt; 30% do CS;</text:p>
        </text:list-item>
        <text:list-item>
          <text:p text:style-name="P12">finalidade: assegurar a integridade do CS;</text:p>
        </text:list-item>
        <text:list-item>
          <text:p text:style-name="P19"><text:span text:style-name="T6">só pode ser usada para compensar prejuízos ou aumentar o </text:span><text:span text:style-name="T7">CS;</text:span></text:p>
        </text:list-item>
        <text:list-item>
          <text:p text:style-name="P20"><text:span text:style-name="T6">se houver </text:span><text:span text:style-name="T2">prejuízos acumulados</text:span><text:span text:style-name="T6">, este deverá ser excluído da base de cálculo da RL.</text:span></text:p>
        </text:list-item>
      </text:list>
      <text:p text:style-name="P13"/>
      <text:p text:style-name="P5"><text:span text:style-name="T2">RE</text:span><text:span text:style-name="T6">:</text:span></text:p>
      <text:list xml:id="list2016523112" text:style-name="L3">
        <text:list-item>
          <text:p text:style-name="P14">estatuto poder criá-las, desde que:</text:p>
          <text:list>
            <text:list-item>
              <text:p text:style-name="P14">indique a finalidade;</text:p>
            </text:list-item>
            <text:list-item>
              <text:p text:style-name="P14">fixe critérios para determinar a parcela anual;</text:p>
            </text:list-item>
            <text:list-item>
              <text:p text:style-name="P21"><text:span text:style-name="T6">estabeleça limite </text:span><text:span text:style-name="T2">máximo</text:span><text:span text:style-name="T6">;</text:span></text:p>
            </text:list-item>
          </text:list>
        </text:list-item>
        <text:list-item>
          <text:p text:style-name="P14">não podem restringir o pagamento do dividendo obrigatório → RE’s não podem ser deduzidas do LLE no cálculo do dividendo mínimo obrigatório.</text:p>
        </text:list-item>
      </text:list>
      <text:p text:style-name="P13"/>
      <text:p text:style-name="P6"><text:span text:style-name="T2">RCont</text:span><text:span text:style-name="T6">:</text:span></text:p>
      <text:list xml:id="list2278506327" text:style-name="L4">
        <text:list-item>
          <text:p text:style-name="P22"><text:span text:style-name="T6">objetiva preservar o CS de possíveis contingências ocorridas, compensando, em exercício futuro, a diminuição do lucro decorrente de perda </text:span><text:span text:style-name="T2">julgada provável</text:span><text:span text:style-name="T6">, cujo valor possa ser estimado;</text:span></text:p>
        </text:list-item>
        <text:list-item>
          <text:p text:style-name="P22"><text:span text:style-name="T6">em geral, para fazer frente a </text:span><text:span text:style-name="T2">perdas cíclicas</text:span><text:span text:style-name="T6"> (fenômenos climáticos, paralisações extraordinárias, etc);</text:span></text:p>
        </text:list-item>
        <text:list-item>
          <text:p text:style-name="P15">é deduzida do LLE, quando do cálculo do dividendo mínimo obrigatório, e adicionado ao LLE, quando de sua reversão;</text:p>
        </text:list-item>
        <text:list-item>
          <text:p text:style-name="P15">deve ser revertida quando os motivos que a ensejaram não mais subsistem.</text:p>
        </text:list-item>
      </text:list>
      <text:p text:style-name="P16"/>
      <text:p text:style-name="P7"><text:span text:style-name="T2">RIF</text:span><text:span text:style-name="T6">:</text:span></text:p>
      <text:list xml:id="list1030091416" text:style-name="L5">
        <text:list-item>
          <text:p text:style-name="P17">para doações e subvenções governamentais;</text:p>
        </text:list-item>
        <text:list-item>
          <text:p text:style-name="P17">facultativa;</text:p>
        </text:list-item>
        <text:list-item>
          <text:p text:style-name="P17">pode ser excluída da BC do dividendo obrigatório.</text:p>
        </text:list-item>
      </text:list>
      <text:p text:style-name="P18"/>
      <text:p text:style-name="P8"><text:span text:style-name="T2">RRL</text:span><text:span text:style-name="T6">:</text:span></text:p>
      <text:list xml:id="list249231264" text:style-name="L6">
        <text:list-item>
          <text:p text:style-name="P23"><text:span text:style-name="T6">para atender a </text:span><text:span text:style-name="T2">projeto de investimento</text:span><text:span text:style-name="T6">;</text:span></text:p>
        </text:list-item>
        <text:list-item>
          <text:p text:style-name="P23"><text:span text:style-name="T2">não</text:span><text:span text:style-name="T6"> pode ser constituída em detrimento do pagamento do dividendo mínimo obrigatório;</text:span></text:p>
        </text:list-item>
        <text:list-item>
          <text:p text:style-name="P23"><text:span text:style-name="T6">o valor revertido </text:span><text:span text:style-name="T2">não</text:span><text:span text:style-name="T6"> deve ser considerado no cálculo do dividendo mínimo obrigatório.</text:span></text:p>
        </text:list-item>
      </text:list>
      <text:p text:style-name="P8"><text:span text:style-name="T6"/></text:p>
      <text:p text:style-name="P25"><text:soft-page-break/><text:span text:style-name="T2">RLAR</text:span><text:span text:style-name="T6">:</text:span></text:p>
      <text:list xml:id="list167466060" text:style-name="L7">
        <text:list-item>
          <text:p text:style-name="P26"><text:span text:style-name="T6">facultativa;</text:span></text:p>
        </text:list-item>
        <text:list-item>
          <text:p text:style-name="P26"><text:span text:style-name="T6">quando não existirem lucros </text:span><text:span text:style-name="T2">realizados financeiramente suficientes</text:span><text:span text:style-name="T6"> para o pagamento do divendo obrigatório;</text:span></text:p>
        </text:list-item>
        <text:list-item>
          <text:p text:style-name="P26"><text:span text:style-name="T6">só pode ser usada para o pagamento do dividendo obrigatório;</text:span></text:p>
        </text:list-item>
        <text:list-item>
          <text:p text:style-name="P26"><text:span text:style-name="T6">considera-se </text:span><text:span text:style-name="T2">realizada</text:span><text:span text:style-name="T6"> a parcela do LLE que exceder a soma dos seguintes valores:</text:span></text:p>
          <text:list>
            <text:list-item>
              <text:p text:style-name="P26"><text:span text:style-name="T6">resultado líquido positivo da equivalência patrimonial;</text:span></text:p>
            </text:list-item>
            <text:list-item>
              <text:p text:style-name="P26"><text:span text:style-name="T6">o lucro, rendimento ou ganhos líquidos em operações ou contabilização de ativo e passivo pelo </text:span><text:span text:style-name="T2">valor de mercado</text:span><text:span text:style-name="T6">, cujo prazo de realização financeira ocorra após o término do exercício social seguinte.</text:span></text:p>
            </text:list-item>
          </text:list>
        </text:list-item>
      </text:list>
      <text:p text:style-name="P25"><text:span text:style-name="T6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46"><text:span text:style-name="T13">RLAR, Lucro Realizado, </text:span>Lucro Líquido Ajustado e Dividendos com Estatuto Omisso</text:p>
            <text:p text:style-name="P46"/>
            <text:p text:style-name="P43"><text:s/>= LLE</text:p>
            <text:p text:style-name="P43">(-)RL</text:p>
            <text:p text:style-name="P43">(-)RCont</text:p>
            <text:p text:style-name="P43"><text:s/>+ Reversão RCont</text:p>
            <text:p text:style-name="P45">(-)RIF [opcional]</text:p>
            <text:p text:style-name="P45">(-)REPD [opcional]</text:p>
            <text:p text:style-name="P43"><text:s/><text:span text:style-name="T12">= LLA</text:span></text:p>
            <text:p text:style-name="P43"><text:span text:style-name="T8"/></text:p>
            <text:p text:style-name="P43"><text:span text:style-name="T12">Divendendos</text:span> = 50% x LLA</text:p>
            <text:p text:style-name="P43"/>
            <text:p text:style-name="P44"><text:s/>= LLE</text:p>
            <text:p text:style-name="P44">(-)Resultado Positivo do MEP</text:p>
            <text:p text:style-name="P44">(-)Lucro c/ Realização Financeira de LP</text:p>
            <text:p text:style-name="P44"><text:s/><text:span text:style-name="T12">= Lucro Realizado</text:span></text:p>
            <text:p text:style-name="P44"><text:span text:style-name="T12"/></text:p>
            <text:p text:style-name="P44"><text:s/>= Dividendos</text:p>
            <text:p text:style-name="P44">(-)Lucro Realizado</text:p>
            <text:p text:style-name="P44"><text:s/><text:span text:style-name="T12">= RLAR</text:span></text:p>
          </table:table-cell>
        </table:table-row>
      </table:table>
      <text:p text:style-name="P25"><text:span text:style-name="T6"/></text:p>
      <text:p text:style-name="P27"><text:span text:style-name="T2">REDOND</text:span><text:span text:style-name="T6">:</text:span></text:p>
      <text:list xml:id="list3107745465" text:style-name="L8">
        <text:list-item>
          <text:p text:style-name="P28"><text:span text:style-name="T6">quando houver dividendo obrigatório a distribuir, mas sem condições financeiras para o seu pagamento;</text:span></text:p>
        </text:list-item>
        <text:list-item>
          <text:p text:style-name="P28"><text:span text:style-name="T6">tais dividendos devem ser pagos assim que a situação financeira o permitir, desde que não tenham sido absorvidos por prejuízos dos exercícios seguintes.</text:span></text:p>
        </text:list-item>
      </text:list>
      <text:p text:style-name="P27"><text:span text:style-name="T6"/></text:p>
      <text:p text:style-name="P27"><text:span text:style-name="T2">REPD</text:span><text:span text:style-name="T6">:</text:span></text:p>
      <text:list xml:id="list3468775958" text:style-name="L9">
        <text:list-item>
          <text:p text:style-name="P29"><text:span text:style-name="T6">quando a empresa emite debêntures com ágio (“acima do par”), ocorrem os “prêmios na emissão de debêntures”, que são reconhecidos no PNC na conta “prêmios de debêntures a amortizar”, devendo ser reconhecido o valor do prêmio na emissão de debêntures em conta do resultado do exercício pelo regime de competência;</text:span></text:p>
        </text:list-item>
        <text:list-item>
          <text:p text:style-name="P29"><text:span text:style-name="T2">pode-se</text:span><text:span text:style-name="T6"> destinar o valor referente ao lucro líquido do exercício decorrente do prêmio na emissão de debêntures na constituição da REPD.</text:span></text:p>
        </text:list-item>
      </text:list>
      <text:p text:style-name="P30"><text:span text:style-name="T6"/></text:p>
      <text:p text:style-name="P31"><text:span text:style-name="T2">Alteração do estatuto </text:span><text:span text:style-name="T14">OMISSO</text:span><text:span text:style-name="T6">: dividendo obrigatório não poderá ser inferior a </text:span><text:span text:style-name="T2">25% do LLA</text:span><text:span text:style-name="T6">.</text:span></text:p>
      <text:p text:style-name="P31"><text:span text:style-name="T2"/></text:p>
      <text:p text:style-name="P32"><text:span text:style-name="T2">Retenção de dividendos</text:span><text:span text:style-name="T6">:</text:span></text:p>
      <text:p text:style-name="P36"><text:soft-page-break/><text:span text:style-name="T9">Lei 6.404/76, Art. 202, §3º A assembleia-geral pode, desde que não haja oposição de qualquer acionista presente, deliberar a distribuição de </text:span><text:span text:style-name="T17">dividendo inferior ao obrigatório</text:span><text:span text:style-name="T9">, nos termos deste artigo, ou a </text:span><text:span text:style-name="T17">retenção de todo o lucro líquido</text:span><text:span text:style-name="T9">, nas seguintes sociedades:</text:span></text:p>
      <text:p text:style-name="P36"><text:span text:style-name="T9">I – cias abertas exclusivamente para a captação de recursos por debêntures não conversíveis em ações; e</text:span></text:p>
      <text:p text:style-name="P36"><text:span text:style-name="T9">II – </text:span><text:span text:style-name="T17">cias</text:span><text:span text:style-name="T9"> </text:span><text:span text:style-name="T17">fechadas</text:span><text:span text:style-name="T9">, exceto nas controladas por cias abertas que não se enquadrem na condição prevista no inciso I.</text:span></text:p>
      <text:p text:style-name="P39"><text:span text:style-name="T9"/></text:p>
      <text:p text:style-name="P41"><text:span text:style-name="T9">Os lucros não destinados a RL, RE, RCont, RIF, RRL e RLAR </text:span><text:span text:style-name="T17">deverão</text:span><text:span text:style-name="T9"> ser distribuídos como </text:span><text:span text:style-name="T17">dividendos</text:span><text:span text:style-name="T9"> (</text:span><text:span text:style-name="T15">dividendos propostos adicionais</text:span><text:span text:style-name="T9">).</text:span></text:p>
      <text:p text:style-name="P41"><text:span text:style-name="T9"/></text:p>
      <text:p text:style-name="P41"><text:span text:style-name="T17">Dividendos intermediários</text:span><text:span text:style-name="T9"> (</text:span><text:span text:style-name="T15">antecipados</text:span><text:span text:style-name="T9">):</text:span></text:p>
      <text:p text:style-name="P37"><text:span text:style-name="T9">Lei 6.</text:span><text:span text:style-name="T10">404</text:span><text:span text:style-name="T9">/76, Art. 204. A cia que, por força de lei ou de disposição estatutária, </text:span><text:span text:style-name="T17">levantar balanço semestral</text:span><text:span text:style-name="T9">, </text:span><text:span text:style-name="T17">poderá</text:span><text:span text:style-name="T9"> </text:span><text:span text:style-name="T17">declarar</text:span><text:span text:style-name="T9">, por deliberação dos órgãos de administração, se autorizados pelo estatuto, </text:span><text:span text:style-name="T17">dividendo à conta do lucro apurado nesse balanço</text:span><text:span text:style-name="T9">.</text:span></text:p>
      <text:p text:style-name="P37"><text:span text:style-name="T9">§1º A cia poderá, nos termos de disposição estatutária, levantar balanço e distribuir dividendos em períodos menores, desde que o total dos dividendos pagos em cada semestre do exercício social não exceda o montante das reservas de capital de que trata o §1º do art. 182.</text:span></text:p>
      <text:p text:style-name="P37"><text:span text:style-name="T9">§2º O estatuto poderá autorizar os órgãos de administração a declarar </text:span><text:span text:style-name="T17">dividendos intermediários</text:span><text:span text:style-name="T9">, à conta de lucros acumulados ou de reservas de lucros existentes </text:span><text:span text:style-name="T17">no último balanço anual ou semestral</text:span><text:span text:style-name="T9">.</text:span></text:p>
      <text:p text:style-name="P37"><text:span text:style-name="T9"/></text:p>
      <text:p text:style-name="P42"><text:span text:style-name="T17">Pagamento de dividendos</text:span><text:span text:style-name="T9">:</text:span></text:p>
      <text:p text:style-name="P38"><text:span text:style-name="T9">Lei <text:s/></text:span><text:span text:style-name="T11">6.</text:span><text:span text:style-name="T9">404</text:span><text:span text:style-name="T11">/76, </text:span><text:span text:style-name="T9">Art. 205. A cia pagará o dividendo de ações nominativas à pessoa que, na data do ato de declaração do dividendo, estiver inscrita como proprietária ou usufrutária da ação.</text:span></text:p>
      <text:p text:style-name="P38"><text:span text:style-name="T9">§1º Os dividendos poderão ser pagos por cheque nominativo remetido por via postal para o endereço comunicado pelo acionista à cia, ou mediante crédito em conta-corrente bancária aberta em nome do acionista.</text:span></text:p>
      <text:p text:style-name="P38"><text:span text:style-name="T9">§2º Os dividendos das ações em custódia bancária ou em depósito nos termos dos arts. 41 e 43 serão pagos pela cia à instituição financeira depositária, que será responsável pela sua entrega aos titulares das ações depositadas.</text:span></text:p>
      <text:p text:style-name="P38"><text:span text:style-name="T9">§3º </text:span><text:span text:style-name="T17">O</text:span><text:span text:style-name="T9"> </text:span><text:span text:style-name="T17">dividendo deverá ser pago</text:span><text:span text:style-name="T9">, </text:span><text:span text:style-name="T18">salvo deliberação em contrário da assembleia-geral</text:span><text:span text:style-name="T19">, </text:span><text:span text:style-name="T20">no prazo de 60 dias da data em que for declarado</text:span><text:span text:style-name="T19"> e, em qualquer caso, </text:span><text:span text:style-name="T20">dentro do exercício social</text:span><text:span text:style-name="T19">.</text:span></text:p>
      <text:p text:style-name="P40"><text:span text:style-name="T19"/></text:p>
      <text:p text:style-name="P42"><text:span text:style-name="T20">Dividendos propostos</text:span><text:span text:style-name="T19"> (</text:span><text:span text:style-name="T16">adicionais</text:span><text:span text:style-name="T19">):</text:span></text:p>
      <text:list xml:id="list231941289" text:style-name="L13">
        <text:list-item>
          <text:p text:style-name="P33"><text:span text:style-name="T19">dividendos </text:span><text:span text:style-name="T20">obrigatórios</text:span><text:span text:style-name="T19"> → PC;</text:span></text:p>
        </text:list-item>
        <text:list-item>
          <text:p text:style-name="P33"><text:span text:style-name="T19">dividendos </text:span><text:span text:style-name="T20">adicionais</text:span><text:span text:style-name="T19"> → depende:</text:span></text:p>
          <text:list>
            <text:list-item>
              <text:p text:style-name="P33"><text:soft-page-break/><text:span text:style-name="T19">se declarados </text:span><text:span text:style-name="T20">após</text:span><text:span text:style-name="T19"> o período contábil → apenas divulga em </text:span><text:span text:style-name="T20">NE’s</text:span><text:span text:style-name="T19">;</text:span></text:p>
            </text:list-item>
            <text:list-item>
              <text:p text:style-name="P33"><text:span text:style-name="T19">se declarados </text:span><text:span text:style-name="T20">antes</text:span><text:span text:style-name="T19"> do período contábil → reconhece no </text:span><text:span text:style-name="T20">PL</text:span><text:span text:style-name="T19"> </text:span><text:span text:style-name="T20">até a aprovação pela assembleia</text:span><text:span text:style-name="T19">, momento em que são transferidos para o </text:span><text:span text:style-name="T20">passivo</text:span><text:span text:style-name="T19">.</text:span></text:p>
            </text:list-item>
          </text:list>
        </text:list-item>
      </text:list>
      <text:p text:style-name="P34"><text:span text:style-name="T19"/></text:p>
      <text:p text:style-name="P35"><text:span text:style-name="T19">O tratamento contábil dado aos </text:span><text:span text:style-name="T20">juros sobre capital próprio</text:span><text:span text:style-name="T19"> deve, por analogia, seguir o tratamento dado ao </text:span><text:span text:style-name="T20">dividendo obrigatório</text:span><text:span text:style-name="T1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47e0a" officeooo:paragraph-rsid="00147e0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0 – Tratamento dos dividendos e juros sobre o capital próprio. Transferência do lucro líquido para reserva, forma de cálculo, utilização e reversão de reserv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0:07:18.600000000</meta:creation-date>
    <dc:date>2018-04-07T12:42:38.048000000</dc:date>
    <meta:editing-duration>PT1H52M53S</meta:editing-duration>
    <meta:editing-cycles>14</meta:editing-cycles>
    <meta:generator>LibreOffice/6.0.1.1$Windows_X86_64 LibreOffice_project/60bfb1526849283ce2491346ed2aa51c465abfe6</meta:generator>
    <meta:document-statistic meta:table-count="1" meta:image-count="0" meta:object-count="0" meta:page-count="4" meta:paragraph-count="87" meta:word-count="994" meta:character-count="6239" meta:non-whitespace-character-count="5364"/>
  </office:meta>
</office:document-meta>
</file>